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2" style:family="graphic" style:parent-style-name="standard">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style>
    <style:style style:name="gr3" style:family="graphic" style:parent-style-name="standard">
      <style:graphic-properties draw:stroke="none" svg:stroke-width="0cm" svg:stroke-color="#000000" draw:marker-start-width="0.3cm" draw:marker-start-center="false" draw:marker-end-width="0.3cm" draw:marker-end-center="false" draw:fill="none" draw:fill-color="#ffffff" fo:min-height="0.374cm" draw:shadow="hidden" draw:shadow-offset-x="0.3cm" draw:shadow-offset-y="0.3cm" draw:shadow-color="#808080"/>
    </style:style>
    <style:style style:name="gr4" style:family="graphic" style:parent-style-name="standard">
      <style:graphic-properties draw:stroke="none" svg:stroke-width="0cm" svg:stroke-color="#000000" draw:marker-start-width="0.3cm" draw:marker-start-center="false" draw:marker-end-width="0.3cm" draw:marker-end-center="false" draw:fill="none" draw:fill-color="#ffffff" fo:min-height="0.909cm" draw:shadow="hidden" draw:shadow-offset-x="0.3cm" draw:shadow-offset-y="0.3cm" draw:shadow-color="#808080"/>
    </style:style>
    <style:style style:name="gr5" style:family="graphic" style:parent-style-name="standard">
      <style:graphic-properties draw:stroke="none" svg:stroke-width="0cm" svg:stroke-color="#000000" draw:marker-start-width="0.3cm" draw:marker-start-center="false" draw:marker-end-width="0.3cm" draw:marker-end-center="false" draw:fill="none" draw:fill-color="#ffffff" fo:min-height="0.747cm" draw:shadow="hidden" draw:shadow-offset-x="0.3cm" draw:shadow-offset-y="0.3cm" draw:shadow-color="#808080"/>
    </style:style>
    <style:style style:name="P1"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2"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ath draw:style-name="gr1" draw:text-style-name="P1" draw:layer="layout" svg:width="0.742cm" svg:height="2.573cm" draw:transform="skewX (0.000698131700797733) rotate (1.29800136470818) translate (9.67759722222218cm 16.3160694444444cm)" svg:viewBox="0 0 743 2574" svg:d="M0 0c4 62 14 132 16 199s93 117 65 193 55 123 62 201c2 68 28 128 74 201s55 127 63 196 27 130 29 195-6 138 28 200 76 127 108 197 51 134 89 196 27 132 53 199 6 134 43 198-13 155 53 210l17 67 34 65 9 57">
            <text:p/>
          </draw:path>
          <draw:line draw:style-name="gr2" draw:text-style-name="P2" draw:layer="layout" svg:x1="10.253cm" svg:y1="14.963cm" svg:x2="10.378cm" svg:y2="15.094cm">
            <text:p/>
          </draw:line>
          <draw:line draw:style-name="gr2" draw:text-style-name="P2" draw:layer="layout" svg:x1="10.295cm" svg:y1="14.901cm" svg:x2="10.424cm" svg:y2="15.012cm">
            <text:p/>
          </draw:line>
          <draw:line draw:style-name="gr2" draw:text-style-name="P2" draw:layer="layout" svg:x1="11.655cm" svg:y1="15.051cm" svg:x2="11.798cm" svg:y2="14.91cm">
            <text:p/>
          </draw:line>
          <draw:line draw:style-name="gr2" draw:text-style-name="P2" draw:layer="layout" svg:x1="11.611cm" svg:y1="14.992cm" svg:x2="11.747cm" svg:y2="14.849cm">
            <text:p/>
          </draw:line>
          <draw:frame draw:style-name="gr3" draw:text-style-name="P4" draw:layer="layout" svg:width="0.348cm" svg:height="0.624cm" svg:x="12.45cm" svg:y="16.089cm">
            <draw:text-box>
              <text:p text:style-name="P3"><text:span text:style-name="T1">P</text:span></text:p>
            </draw:text-box>
          </draw:frame>
          <draw:frame draw:style-name="gr3" draw:text-style-name="P4" draw:layer="layout" svg:width="0.348cm" svg:height="0.624cm" svg:x="10.978cm" svg:y="13.024cm">
            <draw:text-box>
              <text:p text:style-name="P3"><text:span text:style-name="T1">S</text:span></text:p>
            </draw:text-box>
          </draw:frame>
          <draw:frame draw:style-name="gr4" draw:text-style-name="P4" draw:layer="layout" svg:width="1.698cm" svg:height="1.159cm" draw:transform="rotate (-0.895179373347892) translate (10.159cm 15.524cm)">
            <draw:text-box>
              <text:p text:style-name="P3"><text:span text:style-name="T1">75°</text:span></text:p>
            </draw:text-box>
          </draw:frame>
          <draw:frame draw:style-name="gr5" draw:text-style-name="P4" draw:layer="layout" svg:width="1.438cm" svg:height="0.997cm" draw:transform="rotate (1.0452776890194) translate (9.537cm 15.208cm)">
            <draw:text-box>
              <text:p text:style-name="P3"><text:span text:style-name="T1">4 cm</text:span></text:p>
            </draw:text-box>
          </draw:frame>
          <draw:frame draw:style-name="gr3" draw:text-style-name="P4" draw:layer="layout" svg:width="0.348cm" svg:height="0.624cm" svg:x="9.26cm" svg:y="16.141cm">
            <draw:text-box>
              <text:p text:style-name="P3"><text:span text:style-name="T1">N</text:span></text:p>
            </draw:text-box>
          </draw:frame>
          <draw:path draw:style-name="gr1" draw:text-style-name="P1" draw:layer="layout" svg:width="1.295cm" svg:height="2.864cm" svg:x="9.686cm" svg:y="13.452cm" svg:viewBox="0 0 1296 2865" svg:d="M0 2865c9-94 34-184 74-274s34-201 109-273c83-81 135-187 210-275 66-76 74-182 110-274 39-100 95-185 164-273s183-148 164-274c-16-100 54-176 63-273 13-122 136-155 193-265 49-98 49-190 109-273s-4-189 55-275l26-90 19-46">
            <text:p/>
          </draw:path>
          <draw:path draw:style-name="gr1" draw:text-style-name="P1" draw:layer="layout" svg:width="1.414cm" svg:height="2.819cm" svg:x="10.979cm" svg:y="13.46cm" svg:viewBox="0 0 1415 2820" svg:d="M0 0c0 97 55 180 64 273 10 115 81 180 127 274s65 185 128 275 117 175 164 273c46 92 83 191 147 274s141 167 164 273 139 170 173 275c31 97 81 187 127 281s125 173 146 275 88 171 83 273l92 74h-29">
            <text:p/>
          </draw:path>
          <draw:path draw:style-name="gr1" draw:text-style-name="P1" draw:layer="layout" svg:width="0.19cm" svg:height="0.264cm" svg:x="9.752cm" svg:y="16.08cm" svg:viewBox="0 0 191 265" svg:d="M0 0c108 25 175 131 191 236v29">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6T12:53:23.942353669</meta:creation-date>
    <dc:date>2018-02-27T14:36:02.025859929</dc:date>
    <meta:editing-duration>PT1M13S</meta:editing-duration>
    <meta:editing-cycles>2</meta:editing-cycles>
    <meta:generator>LibreOffice/6.0.0.3$MacOSX_X86_64 LibreOffice_project/64a0f66915f38c6217de274f0aa8e15618924765</meta:generator>
    <meta:document-statistic meta:object-count="14"/>
  </office:meta>
</office:document-meta>
</file>